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cm" svg:stroke-color="#000000" draw:marker-start-width="3.05cm" draw:marker-end-width="3.05cm" draw:fill="solid" draw:fill-color="#c9211e" draw:textarea-horizontal-align="justify" draw:textarea-vertical-align="middle" draw:auto-grow-height="false" fo:min-height="20.813cm" fo:min-width="20.531cm" fo:padding-top="1.375cm" fo:padding-bottom="1.375cm" fo:padding-left="1.5cm" fo:padding-right="1.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1cm" svg:stroke-color="#000000" draw:marker-start-width="1.7cm" draw:marker-end-width="1.7cm" svg:stroke-linecap="round" draw:fill="solid" draw:fill-color="#ffffff" draw:textarea-horizontal-align="justify" draw:textarea-vertical-align="middle" draw:auto-grow-height="false" fo:min-height="16.002cm" fo:min-width="3.186cm" fo:padding-top="0.625cm" fo:padding-bottom="0.625cm" fo:padding-left="0.75cm" fo:padding-right="0.75cm" loext:decorative="false"/>
    </style:style>
    <style:style style:name="gr3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3.082cm" fo:min-width="2.846cm" fo:padding-top="0.625cm" fo:padding-bottom="0.625cm" fo:padding-left="0.75cm" fo:padding-right="0.75cm" fo:wrap-option="wrap" loext:decorative="false"/>
    </style:style>
    <style:style style:name="P1" style:family="paragraph">
      <loext:graphic-properties draw:fill="solid" draw:fill-color="#c9211e"/>
      <style:paragraph-properties fo:text-align="center" style:writing-mode="lr-tb"/>
      <style:text-properties fo:font-size="96pt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3.275cm" svg:height="33.321cm" svg:x="0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192cm" svg:height="17.758cm" svg:x="14.813cm" svg:y="4.5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44cm" svg:height="6.126cm" svg:x="14.311cm" svg:y="2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19:12:28.654000000</meta:creation-date>
    <dc:date>2024-09-10T19:27:44.781000000</dc:date>
    <meta:editing-duration>PT8M57S</meta:editing-duration>
    <meta:editing-cycles>7</meta:editing-cycles>
    <meta:generator>LibreOffice/7.6.2.1$Windows_X86_64 LibreOffice_project/56f7684011345957bbf33a7ee678afaf4d2ba333</meta:generator>
    <meta:document-statistic meta:object-count="3"/>
  </office:meta>
</office:document-meta>
</file>